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334d5c" draw:fill-image-width="0cm" draw:fill-image-height="0cm"/>
    </style:style>
    <style:style style:name="gr1" style:family="graphic" style:parent-style-name="standard">
      <style:graphic-properties svg:stroke-width="0.1cm" svg:stroke-color="#334d5c" draw:marker-start-width="0.35cm" draw:marker-end-width="0.35cm" draw:fill="solid" draw:fill-color="#df5a49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5cm" svg:stroke-color="#fffad5" draw:marker-start-width="0.425cm" draw:marker-end="Arrow" draw:marker-end-width="0.525cm" draw:fill="none" draw:fill-color="#efc94c" draw:fill-image-width="0cm" draw:fill-image-height="0cm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cm" svg:stroke-color="#334d5c" draw:marker-start-width="0.35cm" draw:marker-end-width="0.35cm" draw:fill="solid" draw:fill-color="#fffad5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34d5c" draw:marker-start-width="0.35cm" draw:marker-end-width="0.35cm" draw:fill="solid" draw:fill-color="#efc94c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5cm" svg:stroke-color="#fffad5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style:paragraph-properties fo:text-align="center"/>
      <style:text-properties fo:color="#fffad5" fo:font-size="30pt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ad5"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fffad5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ad5" fo:font-size="30pt" style:font-size-asian="30pt" style:font-size-complex="3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ffad5" fo:font-size="24pt" style:font-size-asian="24pt" style:font-size-complex="24pt"/>
    </style:style>
    <style:style style:name="T4" style:family="text">
      <style:text-properties fo:color="#fffad5" fo:font-size="18pt"/>
    </style:style>
    <style:style style:name="T5" style:family="text">
      <style:text-properties fo:font-size="18pt"/>
    </style:style>
    <style:style style:name="T6" style:family="text">
      <style:text-properties fo:color="#fffad5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0.478cm" svg:height="5.686cm" svg:x="5.278cm" svg:y="1.384cm">
          <text:p text:style-name="P1"><text:span text:style-name="T1">Mouse brain</text:span></text:p>
          <text:p text:style-name="P1"><text:span text:style-name="T1">Cell type specific</text:span></text:p>
          <text:p text:style-name="P1"><text:span text:style-name="T1">Expression pro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3" draw:layer="layout" draw:type="line" svg:x1="10.517cm" svg:y1="6.62cm" svg:x2="10.517cm" svg:y2="8.666cm" draw:start-shape="id1" draw:start-glue-point="6" draw:end-shape="id2" draw:end-glue-point="4" svg:d="M10517 6620v2046" svg:viewBox="0 0 1 2047">
          <text:p/>
        </draw:connector>
        <draw:custom-shape draw:style-name="gr3" draw:text-style-name="P1" xml:id="id2" draw:id="id2" draw:layer="layout" svg:width="15.1cm" svg:height="3.907cm" svg:x="2.967cm" svg:y="8.666cm">
          <draw:glue-point draw:id="8" svg:x="-2.777cm" svg:y="5.012cm"/>
          <draw:glue-point draw:id="9" svg:x="2.777cm" svg:y="5.012cm" draw:escape-direction="down"/>
          <text:p text:style-name="P1"><text:span text:style-name="T2">Merge chips, RMA,</text:span></text:p>
          <text:p text:style-name="P1"><text:span text:style-name="T2">Probeset level normalization</text:span></text:p>
          <text:p text:style-name="P1"><text:span text:style-name="T2">Representative Probe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555cm" svg:height="2.709cm" svg:x="23.15cm" svg:y="9.265cm">
          <text:p text:style-name="P1"><text:span text:style-name="T1">Desig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xml:id="id3" draw:id="id3" draw:layer="layout" svg:width="10.248cm" svg:height="4.438cm" svg:x="20.303cm" svg:y="2.671cm">
          <text:p text:style-name="P1"><text:span text:style-name="T2">Selection of files of</text:span></text:p>
          <text:p text:style-name="P1"><text:span text:style-name="T2"><text:s/></text:span><text:span text:style-name="T2">interest and grouping</text:span></text:p>
          <text:p text:style-name="P1"><text:span text:style-name="T2"/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3" draw:layer="layout" draw:type="line" svg:x1="25.427cm" svg:y1="7.109cm" svg:x2="25.428cm" svg:y2="9.265cm" draw:start-shape="id3" draw:end-shape="id4" draw:end-glue-point="4" svg:d="M25427 7109l1 2156" svg:viewBox="0 0 2 2157">
          <text:p/>
        </draw:connector>
        <draw:connector draw:style-name="gr2" draw:text-style-name="P3" draw:layer="layout" draw:type="line" svg:x1="23.15cm" svg:y1="10.619cm" svg:x2="18.067cm" svg:y2="10.62cm" draw:start-shape="id4" svg:d="M23150 10619l-5083 1" svg:viewBox="0 0 5084 2">
          <text:p/>
        </draw:connector>
        <draw:custom-shape draw:style-name="gr1" draw:text-style-name="P2" xml:id="id7" draw:id="id7" draw:layer="layout" svg:width="11.772cm" svg:height="4.081cm" svg:x="4.631cm" svg:y="14.578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Final Expression Values</text:span></text:p>
          <text:p text:style-name="P1"><text:span text:style-name="T1">Per Gen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5" draw:id="id5" draw:layer="layout" svg:width="11.178cm" svg:height="2.156cm" svg:x="4.928cm" svg:y="20.484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Marker Gene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8.73cm" svg:height="5.95cm" svg:x="13.993cm" svg:y="25.908cm">
          <draw:glue-point draw:id="8" svg:x="-5.001cm" svg:y="-2.519cm"/>
          <draw:glue-point draw:id="9" svg:x="-5.001cm" svg:y="2.026cm"/>
          <draw:glue-point draw:id="10" svg:x="2.348cm" svg:y="-5.002cm"/>
          <text:p text:style-name="P1"><text:span text:style-name="T3"/></text:p>
          <text:p text:style-name="P1"><text:span text:style-name="T1">Stringent Fold</text:span></text:p>
          <text:p text:style-name="P1"><text:span text:style-name="T1">Change Based</text:span></text:p>
          <text:p text:style-name="P1"><text:span text:style-name="T1">Gen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4" xml:id="id6" draw:id="id6" draw:layer="layout" svg:width="8.728cm" svg:height="5.945cm" svg:x="3.152cm" svg:y="25.911cm">
          <draw:glue-point draw:id="8" svg:x="-5.001cm" svg:y="2.461cm"/>
          <draw:glue-point draw:id="9" svg:x="-5.001cm" svg:y="-2.174cm"/>
          <text:p text:style-name="P3"><text:span text:style-name="T1"/></text:p>
          <text:p text:style-name="P3"><text:span text:style-name="T1">Relaxed Fold </text:span></text:p>
          <text:p text:style-name="P3"><text:span text:style-name="T1">Change Based</text:span></text:p>
          <text:p text:style-name="P3"><text:span text:style-name="T1">Genes</text:span></text:p>
          <text:p text:style-name="P3"><text:span text:style-name="T4"/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3" draw:layer="layout" draw:line-skew="-0.168cm" svg:x1="10.517cm" svg:y1="22.64cm" svg:x2="7.516cm" svg:y2="25.911cm" draw:start-shape="id5" draw:start-glue-point="6" draw:end-shape="id6" draw:end-glue-point="4" svg:d="M10517 22640v1468h-3001v1803" svg:viewBox="0 0 3002 3272">
          <text:p/>
        </draw:connector>
        <draw:connector draw:style-name="gr2" draw:text-style-name="P3" draw:layer="layout" draw:type="line" svg:x1="10.517cm" svg:y1="12.573cm" svg:x2="10.517cm" svg:y2="14.578cm" draw:start-shape="id2" draw:start-glue-point="6" draw:end-shape="id7" draw:end-glue-point="4" svg:d="M10517 12573v2005" svg:viewBox="0 0 1 2006">
          <text:p/>
        </draw:connector>
        <draw:connector draw:style-name="gr2" draw:text-style-name="P3" draw:layer="layout" draw:type="line" svg:x1="10.517cm" svg:y1="18.418cm" svg:x2="10.517cm" svg:y2="20.484cm" draw:start-shape="id7" draw:start-glue-point="6" draw:end-shape="id5" draw:end-glue-point="4" svg:d="M10517 18418v2066" svg:viewBox="0 0 1 2067">
          <text:p/>
        </draw:connector>
        <draw:connector draw:style-name="gr5" draw:text-style-name="P3" draw:layer="layout" draw:line-skew="-0.181cm" svg:x1="10.517cm" svg:y1="22.64cm" svg:x2="18.358cm" svg:y2="25.908cm" draw:start-shape="id5" draw:start-glue-point="6" draw:end-shape="id8" draw:end-glue-point="4" svg:d="M10517 22640v1454h7841v1814" svg:viewBox="0 0 7842 3269">
          <text:p/>
        </draw:connector>
        <draw:custom-shape draw:style-name="gr3" draw:text-style-name="P1" xml:id="id9" draw:id="id9" draw:layer="layout" svg:width="7.541cm" svg:height="2.652cm" svg:x="26.145cm" svg:y="27.557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Contamination</text:span></text:p>
          <text:p text:style-name="P1"><text:span text:style-name="T2">Det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22.723cm" svg:y1="28.91cm" svg:x2="26.145cm" svg:y2="28.883cm" draw:end-shape="id9" draw:end-glue-point="5" svg:d="M22723 28910l3422-27" svg:viewBox="0 0 3423 28">
          <text:p/>
        </draw:connector>
        <draw:connector draw:style-name="gr2" draw:text-style-name="P3" draw:layer="layout" draw:type="line" svg:x1="29.933cm" svg:y1="31.754cm" svg:x2="29.915cm" svg:y2="30.209cm" draw:start-shape="id10" draw:start-glue-point="4" draw:end-shape="id9" svg:d="M29933 31754l-18-1545" svg:viewBox="0 0 19 1546">
          <text:p/>
        </draw:connector>
        <draw:connector draw:style-name="gr5" draw:text-style-name="P3" draw:layer="layout" draw:line-skew="2.481cm" svg:x1="16.403cm" svg:y1="16.618cm" svg:x2="26.145cm" svg:y2="28.088cm" draw:start-shape="id7" draw:end-shape="id9" draw:end-glue-point="12" svg:d="M16403 16618h7352v11470h2390" svg:viewBox="0 0 9743 11471">
          <text:p/>
        </draw:connector>
        <draw:custom-shape draw:style-name="gr4" draw:text-style-name="P5" xml:id="id11" draw:id="id11" draw:layer="layout" svg:width="8.802cm" svg:height="2.697cm" svg:x="25.524cm" svg:y="21.582cm">
          <text:p text:style-name="P3"><text:span text:style-name="T2">Sample Removal</text:span></text:p>
          <text:p text:style-name="P3"><text:span text:style-name="T5"/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2" xml:id="id10" draw:id="id10" draw:layer="layout" svg:width="9.165cm" svg:height="2.256cm" svg:x="25.35cm" svg:y="31.754cm">
          <text:p text:style-name="P1"><text:span text:style-name="T1">Definitive Marker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type="line" svg:x1="29.916cm" svg:y1="27.557cm" svg:x2="29.925cm" svg:y2="24.279cm" draw:start-shape="id9" draw:start-glue-point="4" draw:end-shape="id11" svg:d="M29916 27557l9-3278" svg:viewBox="0 0 10 3279">
          <text:p/>
        </draw:connector>
        <draw:connector draw:style-name="gr5" draw:text-style-name="P3" draw:layer="layout" draw:line-skew="-0.172cm" svg:x1="29.925cm" svg:y1="21.85cm" svg:x2="25.428cm" svg:y2="11.814cm" draw:start-shape="id11" draw:start-glue-point="4" draw:end-shape="id4" draw:end-glue-point="6" svg:d="M29925 21850v-5244h-4497v-4792" svg:viewBox="0 0 4498 10037">
          <text:p/>
        </draw:connector>
        <draw:custom-shape draw:style-name="gr1" draw:text-style-name="P2" xml:id="id14" draw:id="id14" draw:layer="layout" svg:width="11.356cm" svg:height="2.881cm" svg:x="16.991cm" svg:y="36.867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Human bipolar datase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12" draw:id="id12" draw:layer="layout" svg:width="13.175cm" svg:height="4.859cm" svg:x="0.929cm" svg:y="33.296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Comparison of 1st principle</text:span></text:p>
          <text:p text:style-name="P1"><text:span text:style-name="T2">Components of inferred</text:span></text:p>
          <text:p text:style-name="P1"><text:span text:style-name="T2">Genes in human, control</text:span></text:p>
          <text:p text:style-name="P1"><text:span text:style-name="T2">And bipolar samp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516cm" svg:y1="31.386cm" svg:x2="7.517cm" svg:y2="33.296cm" draw:start-shape="id6" draw:start-glue-point="6" draw:end-shape="id12" draw:end-glue-point="4" svg:d="M7516 31386l1 1910" svg:viewBox="0 0 2 1911">
          <text:p/>
        </draw:connector>
        <draw:connector draw:style-name="gr2" draw:text-style-name="P3" draw:layer="layout" draw:type="line" svg:x1="7.517cm" svg:y1="38.155cm" svg:x2="7.517cm" svg:y2="40.959cm" draw:start-shape="id12" draw:start-glue-point="6" draw:end-shape="id13" draw:end-glue-point="4" svg:d="M7517 38155v2804" svg:viewBox="0 0 1 2805">
          <text:p/>
        </draw:connector>
        <draw:custom-shape draw:style-name="gr1" draw:text-style-name="P6" xml:id="id13" draw:id="id13" draw:layer="layout" svg:width="7.751cm" svg:height="3.043cm" svg:x="3.641cm" svg:y="40.959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6">PROFIT?</text:span></text:p>
          <text:p text:style-name="P1"><text:span text:style-name="T6">(see results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3" draw:layer="layout" svg:x1="16.991cm" svg:y1="38.307cm" svg:x2="14.104cm" svg:y2="35.725cm" draw:start-shape="id14" draw:end-shape="id12" svg:d="M16991 38307h-1443v-2582h-1444" svg:viewBox="0 0 2888 25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46cm" style:print-orientation="portrait"/>
    </style:page-layout>
    <style:style style:name="Mdp1" style:family="drawing-page">
      <style:drawing-page-properties draw:background-size="border" draw:fill="solid" draw:fill-color="#334d5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6:38:53.544614585</meta:creation-date>
    <dc:date>2014-09-29T19:25:31.537470761</dc:date>
    <meta:editing-duration>PT2H39M14S</meta:editing-duration>
    <meta:editing-cycles>14</meta:editing-cycles>
    <meta:generator>LibreOffice/4.2.6.3$Linux_X86_64 LibreOffice_project/420m0$Build-3</meta:generator>
    <meta:document-statistic meta:object-count="29"/>
  </office:meta>
</office:document-meta>
</file>